
<file path=META-INF/manifest.xml><?xml version="1.0" encoding="utf-8"?>
<manifest:manifest xmlns:manifest="urn:oasis:names:tc:opendocument:xmlns:manifest:1.0">
  <manifest:file-entry manifest:media-type="application/vnd.oasis.opendocument.text-template"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02738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Console" svg:font-family="'Lucida Console'" style:font-adornments="Regular" style:font-family-generic="modern" style:font-pitch="fixed"/>
    <style:font-face style:name="Garamond1" svg:font-family="Garamond" style:font-adornments="Italic"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2" svg:font-family="'Lucida Sans'" style:font-adornments="Demibold Italic"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fo:margin-top="0cm" fo:margin-bottom="0.212cm" table:align="margins" style:may-break-between-rows="false"/>
    </style:style>
    <style:style style:name="Table3.A" style:family="table-column">
      <style:table-column-properties style:column-width="5.477cm" style:rel-column-width="3105*"/>
    </style:style>
    <style:style style:name="Table3.B" style:family="table-column">
      <style:table-column-properties style:column-width="4.344cm" style:rel-column-width="2463*"/>
    </style:style>
    <style:style style:name="Table3.C" style:family="table-column">
      <style:table-column-properties style:column-width="7.177cm" style:rel-column-width="4069*"/>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e6e6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left"/>
    </style:style>
    <style:style style:name="Table1.A" style:family="table-column">
      <style:table-column-properties style:column-width="16.999cm"/>
    </style:style>
    <style:style style:name="Table1.A1" style:family="table-cell">
      <style:table-cell-properties style:vertical-align="middle" fo:padding="0.049cm" fo:border="none"/>
    </style:style>
    <style:style style:name="Table2" style:family="table">
      <style:table-properties style:width="16.999cm" table:align="left"/>
    </style:style>
    <style:style style:name="Table2.A" style:family="table-column">
      <style:table-column-properties style:column-width="16.999cm"/>
    </style:style>
    <style:style style:name="Table2.A1" style:family="table-cell">
      <style:table-cell-properties style:vertical-align="middle" fo:padding="0.049cm" fo:border="none"/>
    </style:style>
    <style:style style:name="P1" style:family="paragraph" style:parent-style-name="Standard">
      <style:paragraph-properties style:snap-to-layout-grid="false"/>
    </style:style>
    <style:style style:name="P2" style:family="paragraph" style:parent-style-name="Standard">
      <style:paragraph-properties style:snap-to-layout-grid="false"/>
      <style:text-properties fo:font-style="italic" style:font-style-asian="italic"/>
    </style:style>
    <style:style style:name="P3" style:family="paragraph" style:parent-style-name="Text_20_body" style:list-style-name="L2"/>
    <style:style style:name="P4" style:family="paragraph" style:parent-style-name="Text_20_body" style:list-style-name="L2"/>
    <style:style style:name="P5" style:family="paragraph" style:parent-style-name="Text_20_body" style:list-style-name="L2"/>
    <style:style style:name="P6" style:family="paragraph" style:parent-style-name="Text_20_body">
      <style:text-properties fo:font-weight="normal" style:font-weight-asian="normal" style:font-weight-complex="normal"/>
    </style:style>
    <style:style style:name="P7" style:family="paragraph" style:parent-style-name="Code_20_Param_20_Bottom">
      <style:paragraph-properties fo:margin-left="1.251cm" fo:margin-right="0cm" fo:orphans="2" fo:widows="2" fo:text-indent="0cm" style:auto-text-indent="false" fo:background-color="transparent" text:number-lines="false" text:line-number="0">
        <style:background-image/>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Times New Roman1"/>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lphiDabbler<text:line-break/>Stream Extension Classes</text:p>
      <text:p text:style-name="Subtitle">User Guide</text:p>
      <text:h text:style-name="Heading_20_1" text:outline-level="1">Contents</text:h>
      <text:p text:style-name="Text_20_body">To do</text:p>
      <text:h text:style-name="Heading_20_1" text:outline-level="1">Overview</text:h>
      <text:p text:style-name="Standard">The classes included in this release are as follow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lass</text:p>
            </table:table-cell>
            <table:table-cell table:style-name="Table3.A1" office:value-type="string">
              <text:p text:style-name="Table_20_Heading"/>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Variable">TPJStreamWrapper</text:span></text:p>
          </table:table-cell>
          <table:table-cell table:style-name="Table3.A2" office:value-type="string">
            <text:p text:style-name="Table_20_Contents"><text:span text:style-name="Variable">PJStreamWrapper</text:span></text:p>
          </table:table-cell>
          <table:table-cell table:style-name="Table3.C2" office:value-type="string">
            <text:p text:style-name="P1">This is a base class for descendant classes that "wrap" a <text:span text:style-name="Variable">TStream</text:span> class to provide some form of filter or additional functionality. The wrapped <text:span text:style-name="T4">TStream</text:span> is used to do physical i/o. <text:span text:style-name="Variable"><text:span text:style-name="T1">TStreamWrapper</text:span></text:span> simply replicates the facilities in the wrapped stream - it is for descendant classes to add functionality. </text:p>
          </table:table-cell>
        </table:table-row>
        <table:table-row>
          <table:table-cell table:style-name="Table3.A2" office:value-type="string">
            <text:p text:style-name="P2"><text:span text:style-name="Variable">TPJIStreamWrapper</text:span></text:p>
          </table:table-cell>
          <table:table-cell table:style-name="Table3.A2" office:value-type="string">
            <text:p text:style-name="Table_20_Contents"><text:span text:style-name="Variable">PJIStreams</text:span></text:p>
          </table:table-cell>
          <table:table-cell table:style-name="Table3.C2" office:value-type="string">
            <text:p text:style-name="P1">Implements the <text:span text:style-name="Variable">IStream</text:span> interface for a wrapped <text:span text:style-name="Variable">TStream</text:span> object.</text:p>
          </table:table-cell>
        </table:table-row>
        <table:table-row>
          <table:table-cell table:style-name="Table3.A2" office:value-type="string">
            <text:p text:style-name="P2"><text:span text:style-name="Variable">TPJHandleIStreamWrapper</text:span></text:p>
          </table:table-cell>
          <table:table-cell table:style-name="Table3.A2" office:value-type="string">
            <text:p text:style-name="Table_20_Contents"><text:span text:style-name="Variable">PJIStreams</text:span></text:p>
          </table:table-cell>
          <table:table-cell table:style-name="Table3.C2" office:value-type="string">
            <text:p text:style-name="P1">Implements an <text:span text:style-name="Variable">IStream</text:span> interface for a wrapped <text:span text:style-name="Variable">THandleStream</text:span> object (or descendant such as <text:span text:style-name="Variable">TFileStream</text:span>). Acts in a similar way to <text:span text:style-name="Variable">TPJIStreamWrapper</text:span> except that file date stamps are returned by the <text:span text:style-name="Variable">Stat</text:span> method.</text:p>
          </table:table-cell>
        </table:table-row>
        <table:table-row>
          <table:table-cell table:style-name="Table3.A2" office:value-type="string">
            <text:p text:style-name="P2"><text:span text:style-name="Variable">TPJFileIStream</text:span></text:p>
          </table:table-cell>
          <table:table-cell table:style-name="Table3.A2" office:value-type="string">
            <text:p text:style-name="Table_20_Contents"><text:span text:style-name="Variable">PJIStreams</text:span></text:p>
          </table:table-cell>
          <table:table-cell table:style-name="Table3.C2" office:value-type="string">
            <text:p text:style-name="P1">Implements an <text:span text:style-name="Variable">IStream</text:span> interface on a file. Works in a similar way to <text:span text:style-name="Variable">TPJHandleIStreamWrapper</text:span> except that the <text:span text:style-name="Variable">Stat</text:span> method can return the name of the file.</text:p>
          </table:table-cell>
        </table:table-row>
      </table:table>
      <text:h text:style-name="Heading_20_1" text:outline-level="1"><text:bookmark-start text:name="TStreamWrapper"/><text:bookmark-end text:name="TStreamWrapper"/>TPJStreamWrapper</text:h>
      <text:p text:style-name="Standard">This class is not normally used on its own. It is designed as a descendant for classes that "wrap" a stream. Such classes will add methods to the base class and/or override the base class's handling of the Read, Write and Seek methods.</text:p>
      <text:p text:style-name="Standard"><text:soft-page-break/><text:s/></text:p>
      <text:p text:style-name="Prototype"><text:span text:style-name="Strong_20_Emphasis">constructor</text:span> Create(<text:span text:style-name="T2">const</text:span> Stream: TStream; <text:span text:style-name="T2">const</text:span> OwnStream: Boolean);</text:p>
      <text:p text:style-name="Code_20_Explanation_20_with_20_Params">Class constructor. Creates an object that wraps a specified stream.</text:p>
      <text:list text:style-name="List_20_1">
        <text:list-item>
          <text:p text:style-name="Code_20_Param"><text:span text:style-name="Code_20_Param_20_Header"><text:span text:style-name="T7">Parameter</text:span></text:span><text:span text:style-name="Default_20_Paragraph_20_Font"><text:span text:style-name="T6">: </text:span></text:span><text:span text:style-name="Variable">Stream</text:span><text:span text:style-name="Default_20_Paragraph_20_Font"><text:span text:style-name="T6"> – The stream that is "wrapped" by this object.</text:span></text:span></text:p>
        </text:list-item>
        <text:list-item>
          <text:p text:style-name="P7"><text:span text:style-name="Code_20_Param_20_Header">Parameter</text:span><text:span text:style-name="Default_20_Paragraph_20_Font"><text:span text:style-name="T6">: </text:span></text:span><text:span text:style-name="Variable">OwnStream</text:span><text:span text:style-name="Default_20_Paragraph_20_Font"><text:span text:style-name="T6"> – Determines whether this object takes ownership of </text:span></text:span><text:span text:style-name="Variable">Stream</text:span><text:span text:style-name="Default_20_Paragraph_20_Font"><text:span text:style-name="T6">. When True the parameter causes the wrapped stream to be freed when this object is destroyed. This saves the user from having to remember to free the wrapped stream. It allows wrapped streams to be created "on the fly" in this constructor and to be freed without keeping a reference to them. When </text:span></text:span><text:span text:style-name="Variable">OwnStream</text:span><text:span text:style-name="Default_20_Paragraph_20_Font"><text:span text:style-name="T6"> is False the wrapped stream remains independent of this object and its lifetime is managed elsewhere.</text:span></text:span></text:p>
        </text:list-item>
      </text:list>
      <text:p text:style-name="Prototype"><text:span text:style-name="Strong_20_Emphasis">constructor</text:span> Create(<text:span text:style-name="T2">const</text:span> Stream: TStream; <text:line-break/> <text:s/><text:span text:style-name="T2">const</text:span> Ownership: TStreamOwnership = soReference);</text:p>
      <text:p text:style-name="Code_20_Explanation_20_with_20_Params">Class constructor. Creates an object that wraps a specified stream. This overloaded version is functionally the same as the above version. It uses the <text:span text:style-name="Variable">TStreamOwnership</text:span> enumerated type instead of a Boolean flag to conform with the idiom Delphi uses for its <text:span text:style-name="Variable">TStreamAdapter</text:span>.</text:p>
      <text:list text:style-name="List_20_1">
        <text:list-item>
          <text:p text:style-name="Code_20_Param"><text:span text:style-name="Code_20_Param_20_Header"><text:span text:style-name="T7">Parameter</text:span></text:span><text:span text:style-name="Default_20_Paragraph_20_Font"><text:span text:style-name="T6">: </text:span></text:span><text:span text:style-name="Variable">Stream</text:span><text:span text:style-name="Default_20_Paragraph_20_Font"><text:span text:style-name="T6"> – The stream that is "wrapped" by this object.</text:span></text:span></text:p>
        </text:list-item>
        <text:list-item>
          <text:p text:style-name="P7"><text:span text:style-name="Code_20_Param_20_Header">Parameter</text:span><text:span text:style-name="Default_20_Paragraph_20_Font"><text:span text:style-name="T6">: </text:span></text:span><text:span text:style-name="Variable">Ownership</text:span><text:span text:style-name="Default_20_Paragraph_20_Font"><text:span text:style-name="T6"> – Determines whether this object takes ownership of </text:span></text:span><text:span text:style-name="Variable">Stream</text:span><text:span text:style-name="Default_20_Paragraph_20_Font"><text:span text:style-name="T6">. Possible values are </text:span></text:span><text:span text:style-name="Variable">soOwned</text:span><text:span text:style-name="Default_20_Paragraph_20_Font"><text:span text:style-name="T6"> and </text:span></text:span><text:span text:style-name="Variable">soReference</text:span><text:span text:style-name="Default_20_Paragraph_20_Font"><text:span text:style-name="T6">. When </text:span></text:span><text:span text:style-name="Variable">soOwned</text:span><text:span text:style-name="Default_20_Paragraph_20_Font"><text:span text:style-name="T6"> the parameter causes the wrapped stream to be freed when this object is destroyed. When </text:span></text:span><text:span text:style-name="Variable">soReference</text:span><text:span text:style-name="Default_20_Paragraph_20_Font"><text:span text:style-name="T6"> is False the wrapped stream remains independent of this object.</text:span></text:span></text:p>
        </text:list-item>
      </text:list>
      <text:p text:style-name="Prototype"><text:span text:style-name="T3">destructor</text:span><text:span text:style-name="T7"> Destroy;</text:span></text:p>
      <text:p text:style-name="Code_20_Explanation"><text:span text:style-name="T7">Class destructor. Tears down object and frees any owned wrapped stream.</text:span></text:p>
      <text:p text:style-name="Prototype"><text:span text:style-name="T3">function</text:span> Read(<text:span text:style-name="T3">var</text:span> Buffer; Count: Longint): Longint;</text:p>
      <text:p text:style-name="Code_20_Explanation_20_with_20_Params">Reads data from the wrapped stream into a buffer.</text:p>
      <text:list text:style-name="List_20_1">
        <text:list-item>
          <text:p text:style-name="Code_20_Param"><text:span text:style-name="Code_20_Param_20_Header">Parameter</text:span>: <text:span text:style-name="Variable">Buffer</text:span> – Receives the data that is read from the wrapped stream. Buffer must be at least <text:span text:style-name="Variable">Count</text:span> bytes in length.</text:p>
        </text:list-item>
        <text:list-item>
          <text:p text:style-name="Code_20_Param"><text:span text:style-name="Code_20_Param_20_Header">Parameter</text:span>: <text:span text:style-name="Variable">Count</text:span> – The maximum number of bytes to read.</text:p>
        </text:list-item>
        <text:list-item>
          <text:p text:style-name="Code_20_Param_20_Bottom"><text:span text:style-name="Code_20_Param_20_Header">Return</text:span>: Number of bytes actually read. This may be less than <text:span text:style-name="Variable">Count</text:span> if the end of the stream is reached or an error occurs.</text:p>
        </text:list-item>
      </text:list>
      <text:p text:style-name="Prototype"><text:span text:style-name="T3">function</text:span> Write(<text:span text:style-name="T3">const</text:span> Buffer; Count: Longint): Longint;</text:p>
      <text:p text:style-name="Code_20_Explanation_20_with_20_Params">Writes data from a buffer to wrapped stream.</text:p>
      <text:list text:style-name="List_20_1">
        <text:list-item>
          <text:p text:style-name="Code_20_Param"><text:span text:style-name="Code_20_Param_20_Header">Parameter</text:span>: <text:span text:style-name="Variable">Buffer</text:span> – Contains the data to be written. Must be at least <text:span text:style-name="Variable">Count</text:span> bytes in length.</text:p>
        </text:list-item>
        <text:list-item>
          <text:p text:style-name="Code_20_Param"><text:span text:style-name="Code_20_Param_20_Header">Parameter</text:span>: <text:span text:style-name="Variable">Count</text:span> – Number of bytes to write.</text:p>
        </text:list-item>
        <text:list-item>
          <text:p text:style-name="Code_20_Param_20_Bottom"><text:span text:style-name="Code_20_Param_20_Header">Return</text:span>: Number of bytes actually written (may be less than requested by <text:span text:style-name="Variable">Count</text:span>).</text:p>
        </text:list-item>
      </text:list>
      <text:p text:style-name="Prototype"><text:span text:style-name="T3">function</text:span> Seek(Offset: Longint; Origin: Word): Longint;</text:p>
      <text:p text:style-name="Code_20_Explanation_20_with_20_Params">Moves to a specified position in wrapped stream, provided the stream supports seek. 32 bit version.</text:p>
      <text:list text:style-name="List_20_1">
        <text:list-item>
          <text:p text:style-name="Code_20_Param"><text:span text:style-name="Code_20_Param_20_Header">Parameter</text:span>: <text:span text:style-name="Variable">Offset</text:span> – Number of bytes to seek from the <text:span text:style-name="Variable">Origin</text:span>.</text:p>
        </text:list-item>
        <text:list-item>
          <text:p text:style-name="Code_20_Param">Parameter: <text:span text:style-name="Variable">Origin</text:span> – Position to begin the seek: <text:span text:style-name="Variable">soBeginning</text:span> (start of stream), <text:span text:style-name="Variable">soCurrent</text:span> (current position) or <text:span text:style-name="Variable">soEnd</text:span> (end of stream).</text:p>
        </text:list-item>
        <text:list-item>
          <text:p text:style-name="Code_20_Param"><text:span text:style-name="Code_20_Param_20_Header">Return</text:span>: New position in stream.</text:p>
        </text:list-item>
        <text:list-item>
          <text:p text:style-name="Code_20_Param_20_Bottom"><text:soft-page-break/><text:span text:style-name="Code_20_Param_20_Header">Exception</text:span>: <text:span text:style-name="Variable">EStreamError</text:span> raised if wrapped stream doesn't support seeking.</text:p>
        </text:list-item>
      </text:list>
      <text:p text:style-name="Prototype"><text:span text:style-name="T3">function</text:span> Seek(<text:span text:style-name="T3">const</text:span> Offset: Int64; Origin: TSeekOrigin): Int64;</text:p>
      <text:p text:style-name="Code_20_Explanation_20_with_20_Params">Moves to a specified position in wrapped stream provided the stream supports seek. 64 bit version. May be mapped to 32 bit version by the wrapped stream.</text:p>
      <text:p text:style-name="Code_20_Explanation_20_with_20_Params"><text:span text:style-name="T3">Note</text:span>: This method is not provided on versions of <text:span text:style-name="T5">Delphi</text:span> that do not support 64 bit versions of the method in the <text:span text:style-name="Variable">TStream</text:span> base class. The <text:span text:style-name="Source_20_Text">PJStreamWrapper</text:span> unit defines the <text:span text:style-name="Variable">INT64STREAMS</text:span> symbol when this method is supported.</text:p>
      <text:list text:style-name="List_20_1">
        <text:list-item>
          <text:p text:style-name="Code_20_Param"><text:span text:style-name="Code_20_Param_20_Header">Parameter</text:span>: <text:span text:style-name="Variable">Offset</text:span> – Number of bytes to seek from the <text:span text:style-name="Variable">Origin</text:span>.</text:p>
        </text:list-item>
        <text:list-item>
          <text:p text:style-name="Code_20_Param">Parameter: <text:span text:style-name="Variable">Origin</text:span> – Position to begin the seek: <text:span text:style-name="Variable">soBeginning</text:span> (start of stream), <text:span text:style-name="Variable">soCurrent</text:span> (current position) or <text:span text:style-name="Variable">soEnd</text:span> (end of stream).</text:p>
        </text:list-item>
        <text:list-item>
          <text:p text:style-name="Code_20_Param"><text:span text:style-name="Code_20_Param_20_Header">Return</text:span>: New position in stream.</text:p>
        </text:list-item>
        <text:list-item>
          <text:p text:style-name="Code_20_Param"><text:span text:style-name="Code_20_Param_20_Header">Exception</text:span>: <text:span text:style-name="Variable">EStreamError</text:span> raised if wrapped stream doesn't support seeking.</text:p>
        </text:list-item>
        <text:list-item>
          <text:p text:style-name="Code_20_Param_20_Bottom">Exception: <text:span text:style-name="Variable">ERangeError</text:span> may be raised if wrapped stream does not implement a 64 bit version of <text:span text:style-name="Variable">Seek</text:span> and <text:span text:style-name="Variable">Offset</text:span> is outside the range of a <text:span text:style-name="Variable">Longint</text:span>.</text:p>
        </text:list-item>
      </text:list>
      <text:p text:style-name="Prototype"><text:span text:style-name="T3">procedure</text:span> SetSize(NewSize: Longint);</text:p>
      <text:p text:style-name="Code_20_Explanation_20_with_20_Params">Protected method that sets the size of the wrapped stream if it supports the operation. 32 bit version.</text:p>
      <text:list text:style-name="List_20_1">
        <text:list-item>
          <text:p text:style-name="Code_20_Param_20_Bottom"><text:span text:style-name="Code_20_Param_20_Header">Parameter</text:span>: <text:span text:style-name="Variable">NewSize</text:span> – New stream size.</text:p>
        </text:list-item>
      </text:list>
      <text:p text:style-name="Prototype"><text:span text:style-name="T3">procedure</text:span> SetSize(<text:span text:style-name="T3">const</text:span> NewSize: Int64);</text:p>
      <text:p text:style-name="Code_20_Explanation_20_with_20_Params">Protected method that sets the size of the wrapped stream if it supports the operation. 64 bit version. May be mapped to 32 bit version by the wrapped stream.</text:p>
      <text:p text:style-name="Code_20_Explanation_20_with_20_Params"><text:span text:style-name="T3">Note</text:span>: This method is not provided on versions of <text:span text:style-name="T5">Delphi</text:span> that do not support 64 bit versions of the method in the <text:span text:style-name="Variable">TStream</text:span> base class. The <text:span text:style-name="Source_20_Text">PJStreamWrapper</text:span> unit defines the <text:span text:style-name="Variable">INT64STREAMS</text:span> symbol when this method is supported.</text:p>
      <text:list text:style-name="List_20_1">
        <text:list-item>
          <text:p text:style-name="Code_20_Param"><text:span text:style-name="Code_20_Param_20_Header">Parameter</text:span>: <text:span text:style-name="Variable">NewSize</text:span> – New stream size.</text:p>
        </text:list-item>
        <text:list-item>
          <text:p text:style-name="Code_20_Param_20_Bottom">Exception: <text:span text:style-name="Variable">ERangeError</text:span> may be raised if wrapped stream does not implement a 64 bit version of <text:span text:style-name="Variable">SetSize</text:span> and <text:span text:style-name="Variable">NewSize</text:span> is outside the range of a <text:span text:style-name="Variable">Longint</text:span>.</text:p>
        </text:list-item>
      </text:list>
      <text:p text:style-name="Prototype"><text:span text:style-name="T3">property</text:span> BaseStream: TStream;</text:p>
      <text:p text:style-name="Code_20_Explanation">Protected property that provides descendant classes with access to the wrapped stream.</text:p>
      <text:h text:style-name="Heading_20_1" text:outline-level="1">IStream Classes</text:h>
      <text:p text:style-name="Text_20_body">The purpose of this group of classes is to implement the <text:span text:style-name="Variable">IStream</text:span> interface for various kinds of stream. The following classes are available:</text:p>
      <text:list text:style-name="L2">
        <text:list-item>
          <text:p text:style-name="P3">TPJIStreamWrapper</text:p>
        </text:list-item>
        <text:list-item>
          <text:p text:style-name="P3">TPJIHandleStreamWrapper</text:p>
        </text:list-item>
        <text:list-item>
          <text:p text:style-name="P3">TPJIFileStream</text:p>
        </text:list-item>
      </text:list>
      <text:h text:style-name="Heading_20_2" text:outline-level="2"><text:soft-page-break/>TPJIStreamWrapper</text:h>
      <text:p text:style-name="P6">This class can wrap any <text:span text:style-name="Variable">TStream</text:span> derived class and provide access to it by means of an <text:span text:style-name="Variable">IStream</text:span> interface. The stream to be wrapped is simply passed to the class constructor. The class descends from Delphi’s <text:span text:style-name="Variable">TStreamAdaptor</text:span> and provides some added functionality and protection.</text:p>
      <text:p text:style-name="Prototype"><text:span text:style-name="T3">constructor</text:span> Create(<text:span text:style-name="T3">const</text:span> Stream: TStream; <text:span text:style-name="T3">const</text:span> OwnStream: Boolean); </text:p>
      <text:p text:style-name="Code_20_Explanation_20_with_20_Params">Class constructor. Creates an object that exposes an <text:span text:style-name="Variable">IStream</text:span> interface to a wrapped <text:span text:style-name="Variable">TStream</text:span>.</text:p>
      <text:list text:style-name="List_20_1">
        <text:list-item>
          <text:p text:style-name="Code_20_Param"><text:span text:style-name="Code_20_Param_20_Header"><text:span text:style-name="T7">Parameter</text:span></text:span><text:span text:style-name="Default_20_Paragraph_20_Font"><text:span text:style-name="T6">: </text:span></text:span><text:span text:style-name="Variable">Stream</text:span><text:span text:style-name="Default_20_Paragraph_20_Font"><text:span text:style-name="T6"> – The stream that is "wrapped" by this object.</text:span></text:span></text:p>
        </text:list-item>
        <text:list-item>
          <text:p text:style-name="P7"><text:span text:style-name="Code_20_Param_20_Header">Parameter</text:span><text:span text:style-name="Default_20_Paragraph_20_Font"><text:span text:style-name="T6">: </text:span></text:span><text:span text:style-name="Variable">OwnStream</text:span><text:span text:style-name="Default_20_Paragraph_20_Font"><text:span text:style-name="T6"> – Determines whether this object takes ownership of </text:span></text:span><text:span text:style-name="Variable">Stream</text:span><text:span text:style-name="Default_20_Paragraph_20_Font"><text:span text:style-name="T6">. When True the parameter causes the wrapped stream to be freed when this object is destroyed. This saves the user from having to remember to free the wrapped stream. It allows wrapped streams to be created "on the fly" in this constructor and to be freed without keeping a reference to them. When </text:span></text:span><text:span text:style-name="Variable">OwnStream</text:span><text:span text:style-name="Default_20_Paragraph_20_Font"><text:span text:style-name="T6"> is False the wrapped stream remains independent of this object and its lifetime is managed elsewhere.</text:span></text:span></text:p>
        </text:list-item>
      </text:list>
      <text:p text:style-name="Prototype"><text:span text:style-name="Strong_20_Emphasis">constructor</text:span> Create(<text:span text:style-name="T2">const</text:span> Stream: TStream;<text:line-break/> <text:s/>Ownership: TStreamOwnership = soReference);</text:p>
      <text:p text:style-name="Code_20_Explanation_20_with_20_Params">Class constructor. Creates an object that exposes an <text:span text:style-name="Variable">IStream</text:span> interface to a wrapped <text:span text:style-name="Variable">TStream</text:span>. This overloaded version is functionally the same as the above version. It uses the <text:span text:style-name="Variable">TStreamOwnership</text:span> enumerated type instead of a Boolean flag. This constructor is inherited from <text:span text:style-name="Variable">TStreamAdapter</text:span>.</text:p>
      <text:list text:style-name="List_20_1">
        <text:list-item>
          <text:p text:style-name="Code_20_Param"><text:span text:style-name="Code_20_Param_20_Header"><text:span text:style-name="T7">Parameter</text:span></text:span><text:span text:style-name="Default_20_Paragraph_20_Font"><text:span text:style-name="T6">: </text:span></text:span><text:span text:style-name="Variable">Stream</text:span><text:span text:style-name="Default_20_Paragraph_20_Font"><text:span text:style-name="T6"> – The stream that is "wrapped" by this object.</text:span></text:span></text:p>
        </text:list-item>
        <text:list-item>
          <text:p text:style-name="P7"><text:span text:style-name="Code_20_Param_20_Header">Parameter</text:span><text:span text:style-name="Default_20_Paragraph_20_Font"><text:span text:style-name="T6">: </text:span></text:span><text:span text:style-name="Variable">Ownership</text:span><text:span text:style-name="Default_20_Paragraph_20_Font"><text:span text:style-name="T6"> – Determines whether this object takes ownership of </text:span></text:span><text:span text:style-name="Variable">Stream</text:span><text:span text:style-name="Default_20_Paragraph_20_Font"><text:span text:style-name="T6">. Possible values are </text:span></text:span><text:span text:style-name="Variable">soOwned</text:span><text:span text:style-name="Default_20_Paragraph_20_Font"><text:span text:style-name="T6"> and </text:span></text:span><text:span text:style-name="Variable">soReference</text:span><text:span text:style-name="Default_20_Paragraph_20_Font"><text:span text:style-name="T6">. When </text:span></text:span><text:span text:style-name="Variable">soOwned</text:span><text:span text:style-name="Default_20_Paragraph_20_Font"><text:span text:style-name="T6"> the parameter causes the wrapped stream to be freed when this object is destroyed. When </text:span></text:span><text:span text:style-name="Variable">soReference</text:span><text:span text:style-name="Default_20_Paragraph_20_Font"><text:span text:style-name="T6"> is False the wrapped stream remains independent of this object.</text:span></text:span></text:p>
        </text:list-item>
      </text:list>
      <text:p text:style-name="Prototype"><text:span text:style-name="T3">property</text:span> Stream: TStream;</text:p>
      <text:p text:style-name="Code_20_Explanation">Read only property that provides access to the wrapped stream. Inherited from <text:span text:style-name="Variable">TStreamAdapter</text:span>.</text:p>
      <text:p text:style-name="Prototype"><text:span text:style-name="T3">property</text:span> StreamOwnership: TStreamOwnership;</text:p>
      <text:p text:style-name="Code_20_Explanation">Informs whether the stream is owned by this object or not. Can be set to alter the ownership. Valid values are: <text:span text:style-name="Variable">soOwned</text:span> (wrapped stream is owned, and freed, by this object) and <text:span text:style-name="Variable">soReference</text:span> (wrapped stream is referenced and lifetime is managed elsewhere). Inherited from <text:span text:style-name="Variable">TStreamAdapter</text:span>.</text:p>
      <text:h text:style-name="Heading_20_3" text:outline-level="3">IStream methods</text:h>
      <text:p text:style-name="Text_20_body">TPJIStreamWrapper implements the methods of IStream, as follows:</text:p>
      <text:p text:style-name="Prototype"><text:span text:style-name="T3">function</text:span> Read(pv: Pointer; cb: Longint; pcbRead: PLongint): HResult; <text:span text:style-name="T3">stdcall</text:span><text:span text:style-name="T7">;</text:span></text:p>
      <text:p text:style-name="Code_20_Explanation_20_with_20_Params"><text:span text:style-name="T7">Reads a specified number of bytes from the stream object into memory, starting at the current seek pointer.</text:span></text:p>
      <text:list text:style-name="List_20_1">
        <text:list-item>
          <text:p text:style-name="Code_20_Param"><text:span text:style-name="Code_20_Param_20_Header"><text:span text:style-name="T7">Parameter</text:span></text:span><text:span text:style-name="T7">: </text:span><text:span text:style-name="Variable"><text:span text:style-name="T7">pv</text:span></text:span><text:span text:style-name="T7"> – Pointer to a buffer that receives data from the stream.</text:span></text:p>
        </text:list-item>
        <text:list-item>
          <text:p text:style-name="Code_20_Param"><text:span text:style-name="Code_20_Param_20_Header"><text:span text:style-name="T7">Parameter</text:span></text:span><text:span text:style-name="T7">: </text:span><text:span text:style-name="Variable"><text:span text:style-name="T7">cb</text:span></text:span><text:span text:style-name="T7"> – Number of bytes to read from the stream.</text:span></text:p>
        </text:list-item>
        <text:list-item>
          <text:p text:style-name="Code_20_Param"><text:span text:style-name="Code_20_Param_20_Header"><text:span text:style-name="T7">Parameter</text:span></text:span><text:span text:style-name="T7">: </text:span><text:span text:style-name="Variable"><text:span text:style-name="T7">pcbRead</text:span></text:span><text:span text:style-name="T7"> – Pointer to variable that receives the actual number of bytes read.</text:span></text:p>
        </text:list-item>
        <text:list-item>
          <text:p text:style-name="Code_20_Param_20_Bottom"><text:soft-page-break/><text:span text:style-name="Code_20_Param_20_Header"><text:span text:style-name="T7">Return</text:span></text:span><text:span text:style-name="T7">: </text:span><text:span text:style-name="Variable"><text:span text:style-name="T7">S_OK</text:span></text:span><text:span text:style-name="T7"> if data was successfully read, </text:span><text:span text:style-name="Variable"><text:span text:style-name="T7">S_FALSE</text:span></text:span><text:span text:style-name="T7"> if data can’t be read or </text:span><text:span text:style-name="Variable"><text:span text:style-name="T7">STG_E_INVALIDPOINTER</text:span></text:span><text:span text:style-name="T7"> if </text:span><text:span text:style-name="Variable"><text:span text:style-name="T7">pv</text:span></text:span><text:span text:style-name="T7"> is nil.</text:span></text:p>
        </text:list-item>
      </text:list>
      <text:p text:style-name="Prototype"><text:span text:style-name="T3">function</text:span> Write(pv: Pointer; cb: Longint; pcbWritten: PLongint): HResult;<text:line-break/> <text:s/><text:span text:style-name="T3">stdcall</text:span>;</text:p>
      <text:p text:style-name="Code_20_Explanation_20_with_20_Params">Writes a specified number of bytes into the stream object starting at the current seek pointer.</text:p>
      <text:list text:style-name="List_20_1">
        <text:list-item>
          <text:p text:style-name="Code_20_Param"><text:span text:style-name="Code_20_Param_20_Header">Parameter</text:span>: <text:span text:style-name="Variable">pv</text:span> – Pointer to buffer containing data to be written.</text:p>
        </text:list-item>
        <text:list-item>
          <text:p text:style-name="Code_20_Param"><text:span text:style-name="Code_20_Param_20_Header">Parameter</text:span>: <text:span text:style-name="Variable">cb</text:span> – Number of bytes to write to the stream.</text:p>
        </text:list-item>
        <text:list-item>
          <text:p text:style-name="Code_20_Param"><text:span text:style-name="Code_20_Param_20_Header">Parameter</text:span>: <text:span text:style-name="Variable">pcbWritten</text:span> – Pointer to variable that receives the actual number of bytes written.</text:p>
        </text:list-item>
        <text:list-item>
          <text:p text:style-name="Code_20_Param_20_Bottom"><text:span text:style-name="Code_20_Param_20_Header">Return</text:span>: <text:span text:style-name="Variable">S_OK</text:span> if the data was written successfully, <text:span text:style-name="Variable">STG_E_CANTSAVE</text:span> if the data could not be written or <text:span text:style-name="Variable"><text:span text:style-name="T7">STG_E_INVALIDPOINTER</text:span></text:span><text:span text:style-name="T7"> if </text:span><text:span text:style-name="Variable"><text:span text:style-name="T7">pv</text:span></text:span><text:span text:style-name="T7"> is nil.</text:span></text:p>
        </text:list-item>
      </text:list>
      <text:p text:style-name="Prototype"><text:span text:style-name="T3">function</text:span> Seek(dlibMove: Largeint; dwOrigin: Longint;<text:line-break/> <text:s/><text:span text:style-name="T3">out</text:span> libNewPosition: Largeint): HResult; <text:span text:style-name="T3">stdcall</text:span>;</text:p>
      <text:p text:style-name="Code_20_Explanation_20_with_20_Params">Changes the seek pointer to a new location.</text:p>
      <text:list text:style-name="List_20_1">
        <text:list-item>
          <text:p text:style-name="Code_20_Param"><text:span text:style-name="Code_20_Param_20_Header">Parameter</text:span>: <text:s/><text:span text:style-name="Variable">dlibMove</text:span> – Displacement of the seek pointer from the location specified by <text:span text:style-name="Variable">dwOrigin</text:span>.</text:p>
        </text:list-item>
        <text:list-item>
          <text:p text:style-name="Code_20_Param"><text:span text:style-name="Code_20_Param_20_Header">Parameter</text:span>: <text:span text:style-name="Variable">dwOrigin</text:span> – Origin for displacement specified in <text:span text:style-name="Variable">dlibMove</text:span>. This can be <text:span text:style-name="Variable">STREAM_SEEK_SET</text:span> (beginning of stream), <text:span text:style-name="Variable">STREAM_SEEK_CUR</text:span> (current position) or <text:span text:style-name="Variable">STREAM_SEEK_END</text:span> (end of stream).</text:p>
        </text:list-item>
        <text:list-item>
          <text:p text:style-name="Code_20_Param"><text:span text:style-name="Code_20_Param_20_Header">Parameter</text:span>: <text:s/><text:span text:style-name="Variable">libNewPosition</text:span> – Set to new position of seek pointer from beginning of stream.</text:p>
        </text:list-item>
        <text:list-item>
          <text:p text:style-name="Code_20_Param_20_Bottom"><text:span text:style-name="Code_20_Param_20_Header">Return</text:span>: <text:span text:style-name="Variable">S_OK</text:span> if seek pointer was successfully moved, <text:span text:style-name="Variable">STG_E_INVALIDFUNCTION</text:span> if <text:span text:style-name="Variable">dwOrigin</text:span> holds in incorrect value or <text:span text:style-name="Variable">STG_E_INVALIDPOINTER</text:span> if <text:span text:style-name="Variable">Seek</text:span> raised an internal exception. <text:span text:style-name="Variable">STG_E_INVALIDFUNCTION</text:span> may also be returned if <text:span text:style-name="Variable">dlibMove</text:span> is out of range for a <text:span text:style-name="Variable">Longint</text:span> on versions of <text:span text:style-name="T5">Delphi</text:span> that do not support 64 bit stream operations. The <text:span text:style-name="Variable">INT64STREAMS</text:span> symbol will not be defined in such cases.</text:p>
        </text:list-item>
      </text:list>
      <text:p text:style-name="Prototype"><text:span text:style-name="T3">function</text:span> SetSize(libNewSize: Largeint): HResult; <text:span text:style-name="T3">stdcall</text:span>;</text:p>
      <text:p text:style-name="Code_20_Explanation_20_with_20_Params">Changes the size of the stream object.</text:p>
      <text:list text:style-name="List_20_1">
        <text:list-item>
          <text:p text:style-name="Code_20_Param"><text:span text:style-name="Code_20_Param_20_Header">Parameter</text:span>: <text:span text:style-name="Variable">libNewSize</text:span> – Specifies the new stream size in bytes.</text:p>
        </text:list-item>
        <text:list-item>
          <text:p text:style-name="Code_20_Param_20_Bottom"><text:span text:style-name="Code_20_Param_20_Header">Return</text:span>: <text:span text:style-name="Variable">S_OK</text:span> if the stream is resized successfully, <text:span text:style-name="Variable">E_FAIL</text:span> if the sizing fails or <text:span text:style-name="Variable">E_UNEXPECTED</text:span> if the method raises an internal exception. These are none standard return values. <text:span text:style-name="Variable">STG_E_INVALIDFUNCTION</text:span> may be returned if <text:span text:style-name="Variable">dlibMove</text:span> is out of range for a <text:span text:style-name="Variable">Longint</text:span> on versions of <text:span text:style-name="T5">Delphi</text:span> that do not support 64 bit stream operations. The <text:span text:style-name="Variable">INT64STREAMS</text:span> symbol will not be defined in such cases.</text:p>
        </text:list-item>
      </text:list>
      <text:p text:style-name="Prototype"><text:span text:style-name="T3">function</text:span> CopyTo(stm: IStream; cb: Largeint; <text:span text:style-name="T3">out</text:span> cbRead: Largeint;<text:line-break/> <text:s/><text:span text:style-name="T3">out</text:span> cbWritten: Largeint): HResult; <text:span text:style-name="T3">stdcall;</text:span></text:p>
      <text:p text:style-name="Code_20_Explanation_20_with_20_Params">Copies a specified number of bytes from the current location in the stream to the current location in another stream.</text:p>
      <text:list text:style-name="List_20_1">
        <text:list-item>
          <text:p text:style-name="Code_20_Param"><text:span text:style-name="Code_20_Param_20_Header">Parameter</text:span>: <text:span text:style-name="Variable">stm</text:span> – Pointer to the stream to receive the copied bytes.</text:p>
        </text:list-item>
        <text:list-item>
          <text:p text:style-name="Code_20_Param"><text:span text:style-name="Code_20_Param_20_Header">Parameter</text:span>: <text:span text:style-name="Variable">cb</text:span> – Number of bytes to copy from the source stream.</text:p>
        </text:list-item>
        <text:list-item>
          <text:p text:style-name="Code_20_Param"><text:span text:style-name="Code_20_Param_20_Header">Parameter</text:span>: <text:span text:style-name="Variable">cbRead</text:span> – Set to the actual number of bytes read from the source stream.</text:p>
        </text:list-item>
        <text:list-item>
          <text:p text:style-name="Code_20_Param"><text:span text:style-name="Code_20_Param_20_Header">Parameter</text:span>: <text:span text:style-name="Variable">cbWritten</text:span> – Set to the actual number of bytes written to the destination stream.</text:p>
        </text:list-item>
        <text:list-item>
          <text:p text:style-name="Code_20_Param_20_Bottom"><text:soft-page-break/><text:span text:style-name="Code_20_Param_20_Header">Return</text:span>: <text:span text:style-name="Variable">S_OK</text:span> if the operation succeeded, <text:span text:style-name="Variable">STG_E_CANTSAVE</text:span> if we can’t write to the destination stream, <text:span text:style-name="Variable">STG_E_INVALIDPOINTER</text:span> if <text:span text:style-name="Variable">stm</text:span> is nil, <text:span text:style-name="Variable">E_FAIL</text:span> if <text:span text:style-name="Variable">cbRead</text:span> is different to <text:span text:style-name="Variable">cbWritten</text:span> and <text:span text:style-name="Variable">E_UNEXPECTED</text:span> if the method raised an internal exception. <text:span text:style-name="Variable">STG_E_INVALIDFUNCTION</text:span> may be returned if <text:span text:style-name="Variable">dlibMove</text:span> is out of range for a <text:span text:style-name="Variable">Longint</text:span> on versions of <text:span text:style-name="T5">Delphi</text:span> that do not support 64 bit stream operations. The <text:span text:style-name="Variable">INT64STREAMS</text:span> symbol will not be defined in such cases. v1.x of <text:span text:style-name="Variable">TPJIStreamWrapper</text:span> returned <text:span text:style-name="Variable">E_FAIL</text:span> in this last case.</text:p>
        </text:list-item>
      </text:list>
      <text:p text:style-name="Prototype"><text:span text:style-name="T3">function</text:span> Commit(grfCommitFlags: Longint): HResult; <text:span text:style-name="T3">stdcall</text:span>;</text:p>
      <text:p text:style-name="Code_20_Explanation_20_with_20_Params">Commits any changes made in transacted mode are reflected in the parent storage. This implementation does nothing – transacted mode is not supported.</text:p>
      <text:list text:style-name="List_20_1">
        <text:list-item>
          <text:p text:style-name="Code_20_Param"><text:span text:style-name="Code_20_Param_20_Header">Parameter</text:span>: <text:span text:style-name="Variable">grfCommitFlags</text:span> – Ignored.</text:p>
        </text:list-item>
        <text:list-item>
          <text:p text:style-name="Code_20_Param_20_Bottom"><text:span text:style-name="Code_20_Param_20_Header">Return</text:span>: <text:span text:style-name="Variable">S_OK</text:span>.</text:p>
        </text:list-item>
      </text:list>
      <text:p text:style-name="Prototype"><text:span text:style-name="T3">function</text:span> Revert: HResult; <text:span text:style-name="T3">stdcall</text:span>;</text:p>
      <text:p text:style-name="Code_20_Explanation_20_with_20_Params">Discards all changes that have been made to a transacted stream since the last call to Commit. This implementation does nothing – transacted mode is not supported.</text:p>
      <text:list text:style-name="List_20_1">
        <text:list-item>
          <text:p text:style-name="Code_20_Param_20_Bottom"><text:span text:style-name="Code_20_Param_20_Header">Return</text:span>: <text:span text:style-name="Variable">STG_E_REVERTED</text:span>.</text:p>
        </text:list-item>
      </text:list>
      <text:p text:style-name="Prototype"><text:span text:style-name="T3">function</text:span> LockRegion(libOffset: Largeint; cb: Largeint;<text:line-break/> <text:s/>dwLockType: Longint): HResult; <text:span text:style-name="T3">stdcall</text:span>;</text:p>
      <text:p text:style-name="Code_20_Explanation_20_with_20_Params">Restricts access to a specified range of bytes in the stream. Not supported by this implementation.</text:p>
      <text:list text:style-name="List_20_1">
        <text:list-item>
          <text:p text:style-name="Code_20_Param"><text:span text:style-name="Code_20_Param_20_Header">Parameter</text:span>: <text:s/><text:span text:style-name="Variable">libOffset</text:span> – Ignored.</text:p>
        </text:list-item>
        <text:list-item>
          <text:p text:style-name="Code_20_Param"><text:span text:style-name="Code_20_Param_20_Header">Parameter</text:span>: <text:s/><text:span text:style-name="Variable">cb</text:span> – Ignored.</text:p>
        </text:list-item>
        <text:list-item>
          <text:p text:style-name="Code_20_Param"><text:span text:style-name="Code_20_Param_20_Header">Parameter</text:span>: <text:s/><text:span text:style-name="Variable">dwLockType</text:span> – Ignored.</text:p>
        </text:list-item>
        <text:list-item>
          <text:p text:style-name="Code_20_Param_20_Bottom"><text:span text:style-name="Code_20_Param_20_Header">Return</text:span>: <text:span text:style-name="Variable">STG_E_INVALIDFUNCTION</text:span>.</text:p>
        </text:list-item>
      </text:list>
      <text:p text:style-name="Prototype"><text:span text:style-name="T3">function</text:span> UnlockRegion(libOffset: Largeint; cb: Largeint;<text:line-break/> <text:s/>dwLockType: Longint): HResult; <text:span text:style-name="T3">stdcall</text:span>;</text:p>
      <table:table table:name="Table1" table:style-name="Table1">
        <table:table-column table:style-name="Table1.A"/>
        <table:table-row>
          <table:table-cell table:style-name="Table1.A1" office:value-type="string">
            <text:p text:style-name="Code_20_Explanation_20_with_20_Params">Removes the access restriction on a range of bytes previously restricted with <text:span text:style-name="T7">LockRegion</text:span>. Not supported by this implementation.</text:p>
          </table:table-cell>
        </table:table-row>
      </table:table>
      <text:list text:style-name="List_20_1">
        <text:list-item>
          <text:p text:style-name="Code_20_Param"><text:span text:style-name="Code_20_Param_20_Header">Parameter</text:span>: <text:s/><text:span text:style-name="Variable">libOffset</text:span> – Ignored.</text:p>
        </text:list-item>
        <text:list-item>
          <text:p text:style-name="Code_20_Param"><text:span text:style-name="Code_20_Param_20_Header">Parameter</text:span>: <text:s/><text:span text:style-name="Variable">cb</text:span> – Ignored.</text:p>
        </text:list-item>
        <text:list-item>
          <text:p text:style-name="Code_20_Param"><text:span text:style-name="Code_20_Param_20_Header">Parameter</text:span>: <text:s/><text:span text:style-name="Variable">dwLockType</text:span> – Ignored.</text:p>
        </text:list-item>
        <text:list-item>
          <text:p text:style-name="Code_20_Param_20_Bottom"><text:span text:style-name="Code_20_Param_20_Header">Return</text:span>: <text:span text:style-name="Variable">STG_E_INVALIDFUNCTION</text:span>.</text:p>
        </text:list-item>
      </text:list>
      <text:p text:style-name="Prototype"><text:span text:style-name="T3">function</text:span> Stat(<text:span text:style-name="T3">out</text:span> statstg: TStatStg; grfStatFlag: Longint): HResult; <text:span text:style-name="T3">stdcall</text:span>;</text:p>
      <text:p text:style-name="Code_20_Explanation_20_with_20_Params">Retrieves the <text:span text:style-name="Variable">TStatStg</text:span> structure for this stream that contains statistical data about the stream.</text:p>
      <text:list text:style-name="List_20_1">
        <text:list-item>
          <text:p text:style-name="Code_20_Param"><text:span text:style-name="Code_20_Param_20_Header">Parameter</text:span>: <text:s/><text:span text:style-name="Variable">statstg</text:span> – Receives the <text:span text:style-name="Variable">TStatStg</text:span> structure that contains the statistical information. All members of <text:span text:style-name="Variable">TStatStg</text:span> are set to zero except: <text:span text:style-name="Variable">pwcsName</text:span> (if set) receives the a name composed from the name of the wrapper class and the name of the wrapped class; the <text:span text:style-name="Variable">dwType</text:span> member is set to <text:span text:style-name="Variable">STGTY_STREAM</text:span> and <text:span text:style-name="Variable">cbSize</text:span> is set to the size of the wrapped stream.</text:p>
        </text:list-item>
        <text:list-item>
          <text:p text:style-name="Code_20_Param"><text:span text:style-name="Code_20_Param_20_Header">Parameter</text:span>: <text:s/><text:span text:style-name="Variable">grfStatFlag</text:span> – Specifies which members of the <text:span text:style-name="Variable">TStatStg</text:span> structure are not returned, for memory saving reasons. Valid values are: <text:span text:style-name="Variable">STATFLAG_DEFAULT</text:span> (include the <text:soft-page-break/><text:span text:style-name="Variable">pwcsName</text:span> member of <text:span text:style-name="Variable">TStatStg</text:span>) or <text:span text:style-name="Variable">STATFLAG_NONAME</text:span> (<text:span text:style-name="Variable">pwcsName</text:span> is not set). If <text:s/>the value is <text:span text:style-name="Variable">STATFLAG_DEFAULT</text:span> the caller must free <text:span text:style-name="Variable">pwcsName</text:span>’s memory using the task allocator.</text:p>
        </text:list-item>
        <text:list-item>
          <text:p text:style-name="Code_20_Param_20_Bottom"><text:span text:style-name="Code_20_Param_20_Header">Return</text:span>: <text:span text:style-name="Variable">S_OK</text:span> on success, <text:span text:style-name="Variable">E_UNEXPECTED</text:span> if the method raised an internal exception, <text:span text:style-name="Variable">STG_E_INVALIDFLAG</text:span> if <text:span text:style-name="Variable">grfStatFlag</text:span> contained an invalid flag or <text:s/><text:span text:style-name="Variable">STG_E_INVALIDPOINTER</text:span> if <text:span text:style-name="Variable">statstg</text:span> is nil.</text:p>
        </text:list-item>
      </text:list>
      <text:p text:style-name="Prototype"><text:span text:style-name="T3">function</text:span> Clone(<text:span text:style-name="T3">out</text:span> stm: IStream): HResult; <text:span text:style-name="T3">stdcall</text:span>;</text:p>
      <table:table table:name="Table2" table:style-name="Table2">
        <table:table-column table:style-name="Table2.A"/>
        <table:table-row>
          <table:table-cell table:style-name="Table2.A1" office:value-type="string">
            <text:p text:style-name="Code_20_Explanation_20_with_20_Params">Creates a new stream object that references the same bytes as the original stream but provides a separate seek pointer to those bytes. Not implemented in this implementation.</text:p>
            <text:list text:style-name="List_20_1">
              <text:list-item>
                <text:p text:style-name="Code_20_Param"><text:span text:style-name="Code_20_Param_20_Header">Parameter</text:span>: <text:s/><text:span text:style-name="Variable">stm</text:span> – Ignored.</text:p>
              </text:list-item>
              <text:list-item>
                <text:p text:style-name="Code_20_Param_20_Bottom"><text:span text:style-name="Code_20_Param_20_Header">Return</text:span>: <text:span text:style-name="Variable">E_NOTIMPL</text:span>.</text:p>
              </text:list-item>
            </text:list>
          </table:table-cell>
        </table:table-row>
      </table:table>
      <text:h text:style-name="Heading_20_2" text:outline-level="2">TPJHandleIStreamWrapper</text:h>
      <text:p text:style-name="Text_20_body">This class provides an <text:span text:style-name="Variable">IStream</text:span> interface to any wrapped object of type <text:span text:style-name="Variable">THandleStream</text:span> or descendant (such as <text:span text:style-name="Variable">TFileStream</text:span>) - i.e. any stream based on a Windows file handle. It acts as <text:span text:style-name="Variable">TPJIStreamWrapper</text:span> except that the <text:span text:style-name="Variable">TStatStg</text:span> structure returned by the <text:span text:style-name="Variable">Stat</text:span> function also returns information about file creation, modification and access dates where available.</text:p>
      <text:p text:style-name="Text_20_body"><text:span text:style-name="Variable">TPJHandleIStreamWrapper</text:span> supports all the methods of <text:span text:style-name="Variable">TPJIStreamerWrapper</text:span> except that its constructor is different:</text:p>
      <text:p text:style-name="Text_20_body">CONSTRUCTOR HERE</text:p>
      <text:h text:style-name="Heading_20_2" text:outline-level="2">TPJFileIStream</text:h>
      <text:p text:style-name="Text_20_body"><text:span text:style-name="Variable">TPJFileIStream</text:span> provides an interface to a file. It's constructor is like that of <text:span text:style-name="Variable">TFileStream</text:span>. However, in this instance the constructor returns an object of type <text:span text:style-name="Variable">TPJFileIStream</text:span> which can be cast to <text:span text:style-name="Variable">IStream</text:span>.</text:p>
      <text:p text:style-name="Text_20_body">The <text:span text:style-name="Variable">Stat</text:span> function, like that of <text:span text:style-name="Variable">TPJHandleIStreamWrapper</text:span>, provides file date/time stamp information. Additionally, the <text:span text:style-name="Variable">pwcsName</text:span> element of the <text:span text:style-name="Variable">TStatStg</text:span> structure returns the name of the open file rather than a name based on the class name. </text:p>
      <text:p text:style-name="Text_20_body"><text:span text:style-name="Variable">TPJIFileStream</text:span> supports all the methods of <text:span text:style-name="Variable">TPJIStreamWrapper</text:span> except that its constructor is different:</text:p>
      <text:p text:style-name="Text_20_body">CONSTRUCTOR HERE</text:p>
      <text:p text:style-name="Text_20_body"/>
      <text:p text:style-name="Prototype"/>
      <text:p text:style-name="Prototype"/>
      <text:p text:style-name="Prototype"/>
      <text:p text:style-name="Text_20_body">END – DELETE THIS LINE WHEN DONE !!!!!!!!!!!!!!!!!!!</text:p>
      <text:p text:style-name="Copyright_20_Top_20_Line">This user guide is copyright © Peter D Johnson, 2008, <text:a xlink:type="simple" xlink:href="http://www.delphidabbler.com/">www.delphidabbler.com</text:a>.</text:p>
      <text:p text:style-name="Copyright"><text:soft-page-break/>It is licensed under a <text:a xlink:type="simple" xlink:href="http://creativecommons.org/licenses/by-nc-sa/2.5">Creative Commons License</text:a> </text:p>
      <text:p text:style-name="Copyright"><draw:a xlink:type="simple" xlink:href="http://creativecommons.org/licenses/by-nc-sa/2.5"><draw:frame draw:style-name="fr1" draw:name="graphics1" text:anchor-type="paragraph" svg:width="2.328cm" svg:height="0.82cm" draw:z-index="0"><draw:image xlink:href="Pictures/10000000000000580000001F7027388D.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Console" svg:font-family="'Lucida Console'" style:font-adornments="Regular" style:font-family-generic="modern" style:font-pitch="fixed"/>
    <style:font-face style:name="Garamond1" svg:font-family="Garamond" style:font-adornments="Italic"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2" svg:font-family="'Lucida Sans'" style:font-adornments="Demibold Italic"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423cm" fo:orphans="2" fo:widows="2" style:page-number="auto"/>
      <style:text-properties style:use-window-font-color="true" style:font-name="Times New Roman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fo:padding="0.15cm" fo:border-left="none" fo:border-right="none" fo:border-top="none" fo:border-bottom="0.035cm solid #999999" style:shadow="none">
        <style:background-image/>
      </style:paragraph-properties>
      <style:text-properties style:font-name="Lucida Sans" fo:font-size="18pt" fo:font-weight="600"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orphans="0" fo:widows="0" style:page-number="auto" fo:background-color="transparent">
        <style:background-image/>
      </style:paragraph-properties>
      <style:text-properties style:font-name="Lucida Sans" fo:font-size="16pt" fo:font-weight="600"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top="0cm" fo:margin-bottom="0.199cm" fo:background-color="transparent">
        <style:background-image/>
      </style:paragraph-properties>
      <style:text-properties style:use-window-font-color="true" style:font-name="Lucida Sans" fo:font-size="14pt" fo:font-weight="600"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List" style:family="paragraph" style:parent-style-name="Text_20_body" style:list-style-name="List_20_1" style:class="list">
      <style:paragraph-properties text:number-lines="false" text:line-number="0"/>
      <style:text-properties style:font-name-complex="Tahoma1"/>
    </style:style>
    <style:style style:name="List_20_2" style:display-name="List 2" style:family="paragraph" style:parent-style-name="List" style:list-style-name="List_20_2" style:class="list">
      <style:paragraph-properties fo:margin-left="1.27cm" fo:margin-right="0cm" fo:margin-top="0cm" fo:margin-bottom="0.212cm"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Lucida Sans1" fo:font-size="10pt"/>
    </style:style>
    <style:style style:name="Table_20_Contents" style:display-name="Table Contents" style:family="paragraph" style:parent-style-name="Standard" style:class="extra">
      <style:paragraph-properties text:number-lines="false" text:line-number="0"/>
      <style:text-properties style:use-window-font-color="true"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8080"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Garamon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Garamon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Garamon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Lucida Sans" fo:font-size="28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ucida Sans2" fo:font-size="24pt" fo:font-style="italic" fo:font-weight="600"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fo:color="#0000ff" style:font-name="Lucida Console"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ototype" style:family="paragraph" style:parent-style-name="Preformatted_20_Text" style:class="text" style:master-page-name="">
      <style:paragraph-properties fo:margin-top="0.199cm" fo:margin-bottom="0.101cm" style:page-number="auto" fo:background-color="transparent" fo:keep-with-next="always">
        <style:background-image/>
      </style:paragraph-properties>
      <style:text-properties style:use-window-font-color="true"/>
    </style:style>
    <style:style style:name="Code_20_Explanation" style:display-name="Code Explanation" style:family="paragraph" style:parent-style-name="Text_20_body" style:class="text" style:master-page-name="">
      <style:paragraph-properties fo:margin-left="1.251cm" fo:margin-right="0cm" fo:text-indent="0cm" style:auto-text-indent="false" style:page-number="auto" fo:background-color="transparent">
        <style:background-image/>
      </style:paragraph-properties>
      <style:text-properties style:use-window-font-color="true"/>
    </style:style>
    <style:style style:name="Source_20_Code" style:display-name="Source Code" style:family="paragraph" style:parent-style-name="Preformatted_20_Text" style:class="text">
      <style:text-properties style:use-window-font-color="true"/>
    </style:style>
    <style:style style:name="Source_20_Code_20_Last" style:display-name="Source Code Last" style:family="paragraph" style:parent-style-name="Source_20_Code" style:class="text">
      <style:paragraph-properties fo:margin-top="0cm" fo:margin-bottom="0.423cm"/>
      <style:text-properties style:use-window-font-color="true"/>
    </style:style>
    <style:style style:name="Copyright" style:family="paragraph" style:parent-style-name="Text_20_body">
      <style:paragraph-properties fo:text-align="center" style:justify-single-word="false" style:shadow="none"/>
      <style:text-properties style:font-name="Lucida Sans1" fo:font-size="9pt"/>
    </style:style>
    <style:style style:name="Copyright_20_Top_20_Line" style:display-name="Copyright Top Line" style:family="paragraph" style:parent-style-name="Copyright">
      <style:paragraph-properties fo:margin-top="0.6cm" fo:margin-bottom="0.21cm" fo:padding="0.199cm" fo:border-left="none" fo:border-right="none" fo:border-top="0.002cm solid #999999" fo:border-bottom="none"/>
    </style:style>
    <style:style style:name="Code_20_Param" style:display-name="Code Param" style:family="paragraph" style:parent-style-name="Code_20_Explanation" style:list-style-name="List_20_1">
      <style:paragraph-properties fo:margin-top="0cm" fo:margin-bottom="0cm" text:number-lines="false" text:line-number="0"/>
      <style:text-properties style:use-window-font-color="true"/>
    </style:style>
    <style:style style:name="Code_20_Param_20_Bottom" style:display-name="Code Param Bottom" style:family="paragraph" style:parent-style-name="Code_20_Param">
      <style:paragraph-properties fo:margin-left="1.251cm" fo:margin-right="0cm" fo:margin-top="0cm" fo:margin-bottom="0.42cm" fo:text-indent="0cm" style:auto-text-indent="false"/>
      <style:text-properties style:use-window-font-color="true"/>
    </style:style>
    <style:style style:name="Code_20_Explanation_20_with_20_Params" style:display-name="Code Explanation with Params" style:family="paragraph" style:parent-style-name="Code_20_Explanation">
      <style:paragraph-properties fo:margin-top="0cm" fo:margin-bottom="0.101cm"/>
    </style:style>
    <style:style style:name="Source_20_Code_20_Framed" style:display-name="Source Code Framed" style:family="paragraph" style:parent-style-name="Source_20_Code_20_Last">
      <style:paragraph-properties fo:margin-left="1.194cm" fo:margin-right="-0.023cm" fo:text-indent="0cm" style:auto-text-indent="false" fo:background-color="#e6e6ff" fo:padding="0.141cm" fo:border="0.002cm solid #999999">
        <style:background-image/>
      </style:paragraph-properties>
    </style:style>
    <style:style style:name="Drawing"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 style:family="paragraph" style:paren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Lucida Console" fo:font-size="10pt" fo:background-color="transparent" style:font-name-asian="Courier New1" style:font-name-complex="Courier New1"/>
    </style:style>
    <style:style style:name="Source_20_Comment" style:display-name="Source Comment" style:family="text">
      <style:text-properties fo:color="#0000ff" style:font-name="Lucida Console" fo:font-size="10pt" fo:background-color="transparent" style:font-name-asian="Courier New1" style:font-size-asian="10pt" style:font-name-complex="Courier New1" style:font-size-complex="10pt"/>
    </style:style>
    <style:style style:name="Variable" style:family="text">
      <style:text-properties fo:color="#008080" style:font-name="Lucida Console" fo:font-size="10pt" fo:font-style="normal" style:font-style-asian="italic" style:font-style-complex="italic"/>
    </style:style>
    <style:style style:name="WW8NumSt2z0" style:family="text">
      <style:text-properties style:font-name="Symbol"/>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style>
    <style:style style:name="Code_20_Param_20_Header" style:display-name="Code Param Header" style:family="text">
      <style:text-properties style:use-window-font-color="true" style:font-name="Garamond1" fo:font-style="normal" style:text-underline-style="dash" style:text-underline-width="auto" style:text-underline-color="#0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Peter Johnson</meta:initial-creator>
    <meta:creation-date>2007-08-27T03:17:40</meta:creation-date>
    <dc:creator>Peter Johnson</dc:creator>
    <dc:date>2008-08-18T03:06:02</dc:date>
    <meta:editing-cycles>37</meta:editing-cycles>
    <meta:editing-duration>PT14H42M25S</meta:editing-duration>
    <meta:user-defined meta:name="Info 1"/>
    <meta:user-defined meta:name="Info 2"/>
    <meta:user-defined meta:name="Info 3"/>
    <meta:user-defined meta:name="Info 4"/>
    <meta:document-statistic meta:table-count="3" meta:image-count="1" meta:object-count="0" meta:page-count="8" meta:paragraph-count="158" meta:word-count="2405" meta:character-count="15631"/>
  </office:meta>
</office:document-meta>
</file>